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Basic/Standard/script-lc.xml" manifest:media-type=""/>
  <manifest:file-entry manifest:full-path="Basic/Standard/Module1.xml" manifest:media-type=""/>
  <manifest:file-entry manifest:full-path="Basic/Standard/" manifest:media-type="application/vnd.sun.star.basiclibrary"/>
  <manifest:file-entry manifest:full-path="Basic/script-lc.xml" manifest:media-type=""/>
  <manifest:file-entry manifest:full-path="Basic/" manifest:media-type="application/vnd.sun.star.basiclibrary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874in"/>
    </style:style>
    <style:style style:name="co2" style:family="table-column">
      <style:table-column-properties fo:break-before="auto" style:column-width="1.925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2.8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2.6252in"/>
    </style:style>
    <style:style style:name="co10" style:family="table-column">
      <style:table-column-properties fo:break-before="auto" style:column-width="1.05in"/>
    </style:style>
    <style:style style:name="co11" style:family="table-column">
      <style:table-column-properties fo:break-before="auto" style:column-width="2.45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2.1in"/>
    </style:style>
    <style:style style:name="co16" style:family="table-column">
      <style:table-column-properties fo:break-before="auto" style:column-width="3.5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4689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5209in" fo:break-before="auto" style:use-optimal-row-height="false"/>
    </style:style>
    <style:style style:name="ro14" style:family="table-row">
      <style:table-row-properties style:row-height="0.052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ta1" style:family="table" style:master-page-name="PageStyle_5f_Dashboard">
      <style:table-properties table:display="true" style:writing-mode="lr-tb" table:tab-color="#c9a000"/>
    </style:style>
    <style:style style:name="ta2" style:family="table" style:master-page-name="PageStyle_5f_Income">
      <style:table-properties table:display="true" style:writing-mode="lr-tb" table:tab-color="#27ae60"/>
    </style:style>
    <style:style style:name="ta3" style:family="table" style:master-page-name="PageStyle_5f_Expenses">
      <style:table-properties table:display="true" style:writing-mode="lr-tb" table:tab-color="#e74c3c"/>
    </style:style>
    <style:style style:name="ta4" style:family="table" style:master-page-name="PageStyle_5f_Mileage">
      <style:table-properties table:display="true" style:writing-mode="lr-tb" table:tab-color="#5dade2"/>
    </style:style>
    <style:style style:name="ta5" style:family="table" style:master-page-name="PageStyle_5f_Job_20_Log">
      <style:table-properties table:display="true" style:writing-mode="lr-tb" table:tab-color="#9b59b6"/>
    </style:style>
    <style:style style:name="ta6" style:family="table" style:master-page-name="PageStyle_5f_Client_20_Roster">
      <style:table-properties table:display="true" style:writing-mode="lr-tb" table:tab-color="#e67e22"/>
    </style:style>
    <style:style style:name="ta7" style:family="table" style:master-page-name="PageStyle_5f_Parts_20_Tracker">
      <style:table-properties table:display="true" style:writing-mode="lr-tb" table:tab-color="#1abc9c"/>
    </style:style>
    <style:style style:name="ta8" style:family="table" style:master-page-name="PageStyle_5f_Invoice">
      <style:table-properties table:display="true" style:writing-mode="lr-tb" table:tab-color="#c9a000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d0d0d" style:rotation-align="none"/>
    </style:style>
    <style:style style:name="ce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a000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a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88888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ae6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4b2a8c" style:diagonal-bl-tr="none" style:diagonal-tl-br="none" style:text-align-source="fix" style:repeat-content="false" fo:wrap-option="no-wrap" fo:border="0.74pt solid #2a2a2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1.76pt solid #c9a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88888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4c3c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69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dade2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ae6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68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ae6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68">
      <style:table-cell-properties fo:background-color="#000000" style:diagonal-bl-tr="none" style:diagonal-tl-br="none" style:text-align-source="fix" style:repeat-content="false" fo:wrap-option="no-wrap" fo:border="1.76pt solid #c9a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ae6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4c3c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68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4c3c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68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88888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67e22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68">
      <style:table-cell-properties fo:background-color="#000000" style:diagonal-bl-tr="none" style:diagonal-tl-br="none" style:text-align-source="fix" style:repeat-content="false" fo:wrap-option="no-wrap" fo:border="1.76pt solid #c9a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4c3c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dade2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68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168">
      <style:table-cell-properties fo:background-color="#000000" style:diagonal-bl-tr="none" style:diagonal-tl-br="none" style:text-align-source="fix" style:repeat-content="false" fo:wrap-option="no-wrap" fo:border="1.76pt solid #c9a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a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4b2a8c" style:diagonal-bl-tr="none" style:diagonal-tl-br="none" style:text-align-source="fix" style:repeat-content="false" fo:wrap-option="no-wrap" fo:border="0.74pt solid #2a2a2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168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36">
      <style:table-cell-properties fo:background-color="#1f1f1f"/>
      <style:text-properties fo:color="#ffffff" fo:font-size="10pt" fo:font-weight="normal">
        <loext:char-complex-color loext:theme-type="dark1" loext:color-type="theme"/>
      </style:text-properties>
    </style:style>
    <style:style style:name="ce95" style:family="table-cell" style:parent-style-name="Default" style:data-style-name="N100">
      <style:table-cell-properties fo:background-color="#1f1f1f"/>
      <style:text-properties fo:color="#ffffff" fo:font-size="10pt" fo:font-weight="normal">
        <loext:char-complex-color loext:theme-type="dark1" loext:color-type="theme"/>
      </style:text-properties>
    </style:style>
    <style:style style:name="ce33" style:family="table-cell" style:parent-style-name="Default" style:data-style-name="N168">
      <style:table-cell-properties fo:background-color="#1f1f1f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168">
      <style:table-cell-properties fo:background-color="#1f1f1f"/>
      <style:text-properties fo:color="#ffffff" fo:font-size="10pt" fo:font-weight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1f1f1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a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36">
      <style:table-cell-properties fo:background-color="#161616"/>
      <style:text-properties fo:color="#ffffff" fo:font-size="10pt" fo:font-weight="normal">
        <loext:char-complex-color loext:theme-type="dark1" loext:color-type="theme"/>
      </style:text-properties>
    </style:style>
    <style:style style:name="ce35" style:family="table-cell" style:parent-style-name="Default" style:data-style-name="N170">
      <style:table-cell-properties fo:background-color="#1f1f1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100">
      <style:table-cell-properties fo:background-color="#161616"/>
      <style:text-properties fo:color="#ffffff" fo:font-size="10pt" fo:font-weight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1f1f1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88888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1f1f1f" style:rotation-align="none"/>
    </style:style>
    <style:style style:name="ce38" style:family="table-cell" style:parent-style-name="Default" style:data-style-name="N171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171">
      <style:table-cell-properties fo:background-color="#161616"/>
      <style:text-properties fo:color="#ffffff" fo:font-size="10pt" fo:font-weight="normal">
        <loext:char-complex-color loext:theme-type="dark1" loext:color-type="theme"/>
      </style:text-properties>
    </style:style>
    <style:style style:name="ce106" style:family="table-cell" style:parent-style-name="Default" style:data-style-name="N168">
      <style:table-cell-properties fo:background-color="#161616"/>
      <style:text-properties fo:color="#ffffff" fo:font-size="10pt" fo:font-weight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1f1f1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fo:background-color="#1f1f1f"/>
      <style:text-properties fo:color="#333333" fo:font-size="8pt" fo:font-weight="normal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transparent"/>
      <style:text-properties fo:color="#000000" fo:font-size="11pt" fo:font-weight="normal">
        <loext:char-complex-color loext:theme-type="dark1" loext:color-type="theme"/>
      </style:text-properties>
    </style:style>
    <style:style style:name="ce40" style:family="table-cell" style:parent-style-name="Default" style:data-style-name="N10">
      <style:table-cell-properties fo:background-color="#161616" style:diagonal-bl-tr="none" style:diagonal-tl-br="none" style:text-align-source="fix" style:repeat-content="false" fo:wrap-option="no-wrap" fo:border="0.74pt solid #222222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0">
      <style:table-cell-properties fo:background-color="#161616"/>
      <style:text-properties fo:color="#ffffff" fo:font-size="10pt" fo:font-weight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000000" style:rotation-align="none"/>
    </style:style>
    <style:style style:name="ce4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a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88888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c9a000" style:rotation-align="none"/>
    </style:style>
    <style:style style:name="ce45" style:family="table-cell" style:parent-style-name="Default">
      <style:table-cell-properties fo:background-color="#ffffff" style:rotation-align="none"/>
    </style:style>
    <style:style style:name="ce46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eeeeee" fo:background-color="#fafaf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eeeee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5f5f5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88888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a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88888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c9a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c9a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168">
      <style:table-cell-properties fo:border-bottom="0.74pt solid #eeeeee" fo:background-color="#fafaf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68">
      <style:table-cell-properties fo:border-bottom="0.74pt solid #eeeee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6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68">
      <style:table-cell-properties fo:background-color="#c9a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solid" draw:fill-color="#c9a000" draw:textarea-horizontal-align="center" draw:textarea-vertical-align="middle" draw:auto-grow-height="false" draw:auto-grow-width="false" loext:decorative="false"/>
      <style:paragraph-properties style:writing-mode="lr-tb" fo:text-align="center"/>
      <style:text-properties fo:color="#000000" loext:opacity="100%" fo:font-size="9pt" fo:font-weight="bold"/>
    </style:style>
    <style:style style:name="gr2" style:family="graphic" style:parent-style-name="Default">
      <style:graphic-properties loext:decorative="false"/>
    </style:style>
    <style:style style:name="P1" style:family="paragraph">
      <loext:graphic-properties draw:fill="solid" draw:fill-color="#c9a000"/>
      <style:paragraph-properties fo:text-align="center"/>
      <style:text-properties fo:color="#000000" loext:opacity="100%" fo:font-size="9pt" fo:font-weight="bold"/>
    </style:style>
    <style:style style:name="P2" style:family="paragraph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5"/>
        <table:table-row table:style-name="ro1">
          <table:table-cell table:number-columns-repeated="9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4"/>◼ <text:s/>PIXEL PATCHER — 2026 BUSINESS DASHBOARD</text:p>
          </table:table-cell>
          <table:covered-table-cell table:number-columns-repeated="8" table:style-name="Default"/>
          <table:table-cell table:style-name="Default" table:number-columns-repeated="16375"/>
        </table:table-row>
        <table:table-row table:style-name="ro1" table:number-rows-repeated="2">
          <table:table-cell table:number-columns-repeated="9"/>
          <table:table-cell table:style-name="Default" table:number-columns-repeated="16375"/>
        </table:table-row>
        <table:table-row table:style-name="ro3">
          <table:table-cell/>
          <table:table-cell table:style-name="ce4" office:value-type="string" calcext:value-type="string">
            <text:p>💰 <text:s/>TOTAL INCOME</text:p>
          </table:table-cell>
          <table:table-cell/>
          <table:table-cell table:style-name="ce4" office:value-type="string" calcext:value-type="string">
            <text:p>📉 <text:s/>TOTAL EXPENSES</text:p>
          </table:table-cell>
          <table:table-cell/>
          <table:table-cell table:style-name="ce4" office:value-type="string" calcext:value-type="string">
            <text:p>📈 <text:s/>NET PROFIT</text:p>
          </table:table-cell>
          <table:table-cell/>
          <table:table-cell table:style-name="ce4" office:value-type="string" calcext:value-type="string">
            <text:p>🔧 <text:s/>JOBS COMPLETED</text:p>
          </table:table-cell>
          <table:table-cell/>
          <table:table-cell table:style-name="Default" table:number-columns-repeated="16375"/>
        </table:table-row>
        <table:table-row table:style-name="ro4">
          <table:table-cell/>
          <table:table-cell table:style-name="ce5" table:formula="of:=SUMIF([$Income.B:.B];&quot;&lt;&gt;Owner Contribution&quot;;[$Income.E:.E])" office:value-type="float" office:value="0" calcext:value-type="float">
            <text:p>$0.00</text:p>
          </table:table-cell>
          <table:table-cell/>
          <table:table-cell table:style-name="ce15" table:formula="of:=SUM([$Expenses.E:.E])" office:value-type="float" office:value="81.25" calcext:value-type="float">
            <text:p>$81.25</text:p>
          </table:table-cell>
          <table:table-cell/>
          <table:table-cell table:style-name="ce23" table:formula="of:=SUMIF([$Income.B:.B];&quot;&lt;&gt;Owner Contribution&quot;;[$Income.E:.E])-SUM([$Expenses.E:.E])" office:value-type="float" office:value="-81.25" calcext:value-type="float">
            <text:p>-$81.25</text:p>
          </table:table-cell>
          <table:table-cell/>
          <table:table-cell table:style-name="ce26" table:formula="of:=COUNTA([$Income.A2:.A1000])-COUNTIF([$Income.B2:.B1000];&quot;Owner Contribution&quot;)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5">
          <table:table-cell/>
          <table:table-cell table:style-name="ce6" office:value-type="string" calcext:value-type="string">
            <text:p>Year to Date</text:p>
          </table:table-cell>
          <table:table-cell/>
          <table:table-cell table:style-name="ce6" office:value-type="string" calcext:value-type="string">
            <text:p>Year to Date</text:p>
          </table:table-cell>
          <table:table-cell/>
          <table:table-cell table:style-name="ce6" office:value-type="string" calcext:value-type="string">
            <text:p>Year to Date</text:p>
          </table:table-cell>
          <table:table-cell/>
          <table:table-cell table:style-name="ce6" office:value-type="string" calcext:value-type="string">
            <text:p>Year to Date</text:p>
          </table:table-cell>
          <table:table-cell/>
          <table:table-cell table:style-name="Default" table:number-columns-repeated="16375"/>
        </table:table-row>
        <table:table-row table:style-name="ro6">
          <table:table-cell table:number-columns-repeated="9"/>
          <table:table-cell table:style-name="Default" table:number-columns-repeated="16375"/>
        </table:table-row>
        <table:table-row table:style-name="ro3">
          <table:table-cell/>
          <table:table-cell table:style-name="ce4" office:value-type="string" calcext:value-type="string">
            <text:p>📊 <text:s/>AVG JOB VALUE</text:p>
          </table:table-cell>
          <table:table-cell/>
          <table:table-cell table:style-name="ce4" office:value-type="string" calcext:value-type="string">
            <text:p>🚗 <text:s/>MILES DRIVEN</text:p>
          </table:table-cell>
          <table:table-cell/>
          <table:table-cell table:style-name="ce4" office:value-type="string" calcext:value-type="string">
            <text:p>💸 <text:s/>MILEAGE DEDUCTION</text:p>
          </table:table-cell>
          <table:table-cell/>
          <table:table-cell table:style-name="ce4" office:value-type="string" calcext:value-type="string">
            <text:p>💼 <text:s/>TAX RESERVE (25%)</text:p>
          </table:table-cell>
          <table:table-cell/>
          <table:table-cell table:style-name="Default" table:number-columns-repeated="16375"/>
        </table:table-row>
        <table:table-row table:style-name="ro4">
          <table:table-cell/>
          <table:table-cell table:style-name="ce7" table:formula="of:=IFERROR(SUMIF([$Income.B:.B];&quot;&lt;&gt;Owner Contribution&quot;;[$Income.E:.E])/(COUNTA([$Income.A2:.A1000])-COUNTIF([$Income.B2:.B1000];&quot;Owner Contribution&quot;));0)" office:value-type="float" office:value="0" calcext:value-type="float">
            <text:p>$0.00</text:p>
          </table:table-cell>
          <table:table-cell/>
          <table:table-cell table:style-name="ce16" table:formula="of:=SUM([$Mileage.E3:.E1000])" office:value-type="float" office:value="8.2" calcext:value-type="float">
            <text:p>8.2 mi</text:p>
          </table:table-cell>
          <table:table-cell/>
          <table:table-cell table:style-name="ce24" table:formula="of:=SUM([$Mileage.F3:.F1000])" office:value-type="float" office:value="5.74" calcext:value-type="float">
            <text:p>$5.74</text:p>
          </table:table-cell>
          <table:table-cell/>
          <table:table-cell table:style-name="ce24" table:formula="of:=MAX(0;(SUMIF([$Income.B:.B];&quot;&lt;&gt;Owner Contribution&quot;;[$Income.E:.E])-SUM([$Expenses.E:.E]))*0.25)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5">
          <table:table-cell/>
          <table:table-cell table:style-name="ce6" office:value-type="string" calcext:value-type="string">
            <text:p>Per Completed Job</text:p>
          </table:table-cell>
          <table:table-cell/>
          <table:table-cell table:style-name="ce6" office:value-type="string" calcext:value-type="string">
            <text:p>Total YTD</text:p>
          </table:table-cell>
          <table:table-cell/>
          <table:table-cell table:style-name="ce6" office:value-type="string" calcext:value-type="string">
            <text:p>IRS $0.70/mile</text:p>
          </table:table-cell>
          <table:table-cell/>
          <table:table-cell table:style-name="ce6" office:value-type="string" calcext:value-type="string">
            <text:p>Set This Aside</text:p>
          </table:table-cell>
          <table:table-cell/>
          <table:table-cell table:style-name="Default" table:number-columns-repeated="16375"/>
        </table:table-row>
        <table:table-row table:style-name="ro6">
          <table:table-cell table:number-columns-repeated="9"/>
          <table:table-cell table:style-name="Default" table:number-columns-repeated="16375"/>
        </table:table-row>
        <table:table-row table:style-name="ro7">
          <table:table-cell table:style-name="ce3" office:value-type="string" calcext:value-type="string" table:number-columns-spanned="9" table:number-rows-spanned="1">
            <text:p><text:s text:c="2"/>📅 <text:s/>MONTHLY BREAKDOWN</text:p>
          </table:table-cell>
          <table:covered-table-cell table:number-columns-repeated="8" table:style-name="Default"/>
          <table:table-cell table:style-name="Default" table:number-columns-repeated="16375"/>
        </table:table-row>
        <table:table-row table:style-name="ro3">
          <table:table-cell/>
          <table:table-cell table:style-name="ce8" office:value-type="string" calcext:value-type="string">
            <text:p>Month</text:p>
          </table:table-cell>
          <table:table-cell/>
          <table:table-cell table:style-name="ce8" office:value-type="string" calcext:value-type="string">
            <text:p>Income</text:p>
          </table:table-cell>
          <table:table-cell/>
          <table:table-cell table:style-name="ce8" office:value-type="string" calcext:value-type="string">
            <text:p>Expenses</text:p>
          </table:table-cell>
          <table:table-cell/>
          <table:table-cell table:style-name="ce8" office:value-type="string" calcext:value-type="string">
            <text:p>Net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Jan</text:p>
          </table:table-cell>
          <table:table-cell/>
          <table:table-cell table:style-name="ce17" table:formula="of:=SUMIFS([$Income.E:.E];[$Income.A:.A];&quot;&gt;=&quot;&amp;DATE(2026;1;1);[$Income.A:.A];&quot;&lt;&quot;&amp;DATE(2026;2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1;1);[$Expenses.A:.A];&quot;&lt;&quot;&amp;DATE(2026;2;1))" office:value-type="float" office:value="0" calcext:value-type="float">
            <text:p>$0.00</text:p>
          </table:table-cell>
          <table:table-cell/>
          <table:table-cell table:style-name="ce27" table:formula="of:=[.D15]-[.F15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Feb</text:p>
          </table:table-cell>
          <table:table-cell/>
          <table:table-cell table:style-name="ce18" table:formula="of:=SUMIFS([$Income.E:.E];[$Income.A:.A];&quot;&gt;=&quot;&amp;DATE(2026;2;1);[$Income.A:.A];&quot;&lt;&quot;&amp;DATE(2026;3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2;1);[$Expenses.A:.A];&quot;&lt;&quot;&amp;DATE(2026;3;1))" office:value-type="float" office:value="0" calcext:value-type="float">
            <text:p>$0.00</text:p>
          </table:table-cell>
          <table:table-cell/>
          <table:table-cell table:style-name="ce28" table:formula="of:=[.D16]-[.F16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Mar</text:p>
          </table:table-cell>
          <table:table-cell/>
          <table:table-cell table:style-name="ce17" table:formula="of:=SUMIFS([$Income.E:.E];[$Income.A:.A];&quot;&gt;=&quot;&amp;DATE(2026;3;1);[$Income.A:.A];&quot;&lt;&quot;&amp;DATE(2026;4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3;1);[$Expenses.A:.A];&quot;&lt;&quot;&amp;DATE(2026;4;1))" office:value-type="float" office:value="0" calcext:value-type="float">
            <text:p>$0.00</text:p>
          </table:table-cell>
          <table:table-cell/>
          <table:table-cell table:style-name="ce27" table:formula="of:=[.D17]-[.F17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Apr</text:p>
          </table:table-cell>
          <table:table-cell/>
          <table:table-cell table:style-name="ce18" table:formula="of:=SUMIFS([$Income.E:.E];[$Income.A:.A];&quot;&gt;=&quot;&amp;DATE(2026;4;1);[$Income.A:.A];&quot;&lt;&quot;&amp;DATE(2026;5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4;1);[$Expenses.A:.A];&quot;&lt;&quot;&amp;DATE(2026;5;1))" office:value-type="float" office:value="0" calcext:value-type="float">
            <text:p>$0.00</text:p>
          </table:table-cell>
          <table:table-cell/>
          <table:table-cell table:style-name="ce28" table:formula="of:=[.D18]-[.F18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May</text:p>
          </table:table-cell>
          <table:table-cell/>
          <table:table-cell table:style-name="ce17" table:formula="of:=SUMIFS([$Income.E:.E];[$Income.A:.A];&quot;&gt;=&quot;&amp;DATE(2026;5;1);[$Income.A:.A];&quot;&lt;&quot;&amp;DATE(2026;6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5;1);[$Expenses.A:.A];&quot;&lt;&quot;&amp;DATE(2026;6;1))" office:value-type="float" office:value="0" calcext:value-type="float">
            <text:p>$0.00</text:p>
          </table:table-cell>
          <table:table-cell/>
          <table:table-cell table:style-name="ce27" table:formula="of:=[.D19]-[.F19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Jun</text:p>
          </table:table-cell>
          <table:table-cell/>
          <table:table-cell table:style-name="ce18" table:formula="of:=SUMIFS([$Income.E:.E];[$Income.A:.A];&quot;&gt;=&quot;&amp;DATE(2026;6;1);[$Income.A:.A];&quot;&lt;&quot;&amp;DATE(2026;7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6;1);[$Expenses.A:.A];&quot;&lt;&quot;&amp;DATE(2026;7;1))" office:value-type="float" office:value="0" calcext:value-type="float">
            <text:p>$0.00</text:p>
          </table:table-cell>
          <table:table-cell/>
          <table:table-cell table:style-name="ce28" table:formula="of:=[.D20]-[.F20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Jul</text:p>
          </table:table-cell>
          <table:table-cell/>
          <table:table-cell table:style-name="ce17" table:formula="of:=SUMIFS([$Income.E:.E];[$Income.A:.A];&quot;&gt;=&quot;&amp;DATE(2026;7;1);[$Income.A:.A];&quot;&lt;&quot;&amp;DATE(2026;8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7;1);[$Expenses.A:.A];&quot;&lt;&quot;&amp;DATE(2026;8;1))" office:value-type="float" office:value="0" calcext:value-type="float">
            <text:p>$0.00</text:p>
          </table:table-cell>
          <table:table-cell/>
          <table:table-cell table:style-name="ce27" table:formula="of:=[.D21]-[.F21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Aug</text:p>
          </table:table-cell>
          <table:table-cell/>
          <table:table-cell table:style-name="ce18" table:formula="of:=SUMIFS([$Income.E:.E];[$Income.A:.A];&quot;&gt;=&quot;&amp;DATE(2026;8;1);[$Income.A:.A];&quot;&lt;&quot;&amp;DATE(2026;9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8;1);[$Expenses.A:.A];&quot;&lt;&quot;&amp;DATE(2026;9;1))" office:value-type="float" office:value="0" calcext:value-type="float">
            <text:p>$0.00</text:p>
          </table:table-cell>
          <table:table-cell/>
          <table:table-cell table:style-name="ce28" table:formula="of:=[.D22]-[.F22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Sep</text:p>
          </table:table-cell>
          <table:table-cell/>
          <table:table-cell table:style-name="ce17" table:formula="of:=SUMIFS([$Income.E:.E];[$Income.A:.A];&quot;&gt;=&quot;&amp;DATE(2026;9;1);[$Income.A:.A];&quot;&lt;&quot;&amp;DATE(2026;10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9;1);[$Expenses.A:.A];&quot;&lt;&quot;&amp;DATE(2026;10;1))" office:value-type="float" office:value="0" calcext:value-type="float">
            <text:p>$0.00</text:p>
          </table:table-cell>
          <table:table-cell/>
          <table:table-cell table:style-name="ce27" table:formula="of:=[.D23]-[.F23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Oct</text:p>
          </table:table-cell>
          <table:table-cell/>
          <table:table-cell table:style-name="ce18" table:formula="of:=SUMIFS([$Income.E:.E];[$Income.A:.A];&quot;&gt;=&quot;&amp;DATE(2026;10;1);[$Income.A:.A];&quot;&lt;&quot;&amp;DATE(2026;11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10;1);[$Expenses.A:.A];&quot;&lt;&quot;&amp;DATE(2026;11;1))" office:value-type="float" office:value="0" calcext:value-type="float">
            <text:p>$0.00</text:p>
          </table:table-cell>
          <table:table-cell/>
          <table:table-cell table:style-name="ce28" table:formula="of:=[.D24]-[.F24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9" office:value-type="string" calcext:value-type="string">
            <text:p>Nov</text:p>
          </table:table-cell>
          <table:table-cell/>
          <table:table-cell table:style-name="ce17" table:formula="of:=SUMIFS([$Income.E:.E];[$Income.A:.A];&quot;&gt;=&quot;&amp;DATE(2026;11;1);[$Income.A:.A];&quot;&lt;&quot;&amp;DATE(2026;12;1);[$Income.B:.B];&quot;&lt;&gt;Owner Contribution&quot;)" office:value-type="float" office:value="0" calcext:value-type="float">
            <text:p>$0.00</text:p>
          </table:table-cell>
          <table:table-cell/>
          <table:table-cell table:style-name="ce20" table:formula="of:=SUMIFS([$Expenses.E:.E];[$Expenses.A:.A];&quot;&gt;=&quot;&amp;DATE(2026;11;1);[$Expenses.A:.A];&quot;&lt;&quot;&amp;DATE(2026;12;1))" office:value-type="float" office:value="0" calcext:value-type="float">
            <text:p>$0.00</text:p>
          </table:table-cell>
          <table:table-cell/>
          <table:table-cell table:style-name="ce27" table:formula="of:=[.D25]-[.F25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8">
          <table:table-cell/>
          <table:table-cell table:style-name="ce10" office:value-type="string" calcext:value-type="string">
            <text:p>Dec</text:p>
          </table:table-cell>
          <table:table-cell/>
          <table:table-cell table:style-name="ce18" table:formula="of:=SUMIFS([$Income.E:.E];[$Income.A:.A];&quot;&gt;=&quot;&amp;DATE(2026;12;1);[$Income.A:.A];&quot;&lt;&quot;&amp;DATE(2027;1;1);[$Income.B:.B];&quot;&lt;&gt;Owner Contribution&quot;)" office:value-type="float" office:value="0" calcext:value-type="float">
            <text:p>$0.00</text:p>
          </table:table-cell>
          <table:table-cell/>
          <table:table-cell table:style-name="ce21" table:formula="of:=SUMIFS([$Expenses.E:.E];[$Expenses.A:.A];&quot;&gt;=&quot;&amp;DATE(2026;12;1);[$Expenses.A:.A];&quot;&lt;&quot;&amp;DATE(2027;1;1))" office:value-type="float" office:value="0" calcext:value-type="float">
            <text:p>$0.00</text:p>
          </table:table-cell>
          <table:table-cell/>
          <table:table-cell table:style-name="ce28" table:formula="of:=[.D26]-[.F26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9">
          <table:table-cell/>
          <table:table-cell table:style-name="ce11" office:value-type="string" calcext:value-type="string">
            <text:p>TOTAL</text:p>
          </table:table-cell>
          <table:table-cell/>
          <table:table-cell table:style-name="ce19" table:formula="of:=SUM([.D15:.D26])" office:value-type="float" office:value="0" calcext:value-type="float">
            <text:p>$0.00</text:p>
          </table:table-cell>
          <table:table-cell/>
          <table:table-cell table:style-name="ce25" table:formula="of:=SUM([.F15:.F26])" office:value-type="float" office:value="0" calcext:value-type="float">
            <text:p>$0.00</text:p>
          </table:table-cell>
          <table:table-cell/>
          <table:table-cell table:style-name="ce29" table:formula="of:=[.D27]-[.F27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6">
          <table:table-cell table:number-columns-repeated="9"/>
          <table:table-cell table:style-name="Default" table:number-columns-repeated="16375"/>
        </table:table-row>
        <table:table-row table:style-name="ro7">
          <table:table-cell table:style-name="ce3" office:value-type="string" calcext:value-type="string" table:number-columns-spanned="9" table:number-rows-spanned="1">
            <text:p><text:s text:c="2"/>📆 <text:s/>QUARTERLY SUMMARY</text:p>
          </table:table-cell>
          <table:covered-table-cell table:number-columns-repeated="8" table:style-name="Default"/>
          <table:table-cell table:style-name="Default" table:number-columns-repeated="16375"/>
        </table:table-row>
        <table:table-row table:style-name="ro3">
          <table:table-cell/>
          <table:table-cell table:style-name="ce8" office:value-type="string" calcext:value-type="string">
            <text:p>Quarter</text:p>
          </table:table-cell>
          <table:table-cell/>
          <table:table-cell table:style-name="ce8" office:value-type="string" calcext:value-type="string">
            <text:p>Income</text:p>
          </table:table-cell>
          <table:table-cell/>
          <table:table-cell table:style-name="ce8" office:value-type="string" calcext:value-type="string">
            <text:p>Expenses</text:p>
          </table:table-cell>
          <table:table-cell/>
          <table:table-cell table:style-name="ce8" office:value-type="string" calcext:value-type="string">
            <text:p>Net</text:p>
          </table:table-cell>
          <table:table-cell/>
          <table:table-cell table:style-name="Default" table:number-columns-repeated="16375"/>
        </table:table-row>
        <table:table-row table:style-name="ro3">
          <table:table-cell/>
          <table:table-cell table:style-name="ce9" office:value-type="string" calcext:value-type="string">
            <text:p>Q1 (Jan–Mar)</text:p>
          </table:table-cell>
          <table:table-cell/>
          <table:table-cell table:style-name="ce17" table:formula="of:=SUM([.D15:.D17])" office:value-type="float" office:value="0" calcext:value-type="float">
            <text:p>$0.00</text:p>
          </table:table-cell>
          <table:table-cell/>
          <table:table-cell table:style-name="ce20" table:formula="of:=SUM([.F15:.F17])" office:value-type="float" office:value="0" calcext:value-type="float">
            <text:p>$0.00</text:p>
          </table:table-cell>
          <table:table-cell/>
          <table:table-cell table:style-name="ce27" table:formula="of:=[.D31]-[.F31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3">
          <table:table-cell/>
          <table:table-cell table:style-name="ce10" office:value-type="string" calcext:value-type="string">
            <text:p>Q2 (Apr–Jun)</text:p>
          </table:table-cell>
          <table:table-cell/>
          <table:table-cell table:style-name="ce18" table:formula="of:=SUM([.D18:.D20])" office:value-type="float" office:value="0" calcext:value-type="float">
            <text:p>$0.00</text:p>
          </table:table-cell>
          <table:table-cell/>
          <table:table-cell table:style-name="ce21" table:formula="of:=SUM([.F18:.F20])" office:value-type="float" office:value="0" calcext:value-type="float">
            <text:p>$0.00</text:p>
          </table:table-cell>
          <table:table-cell/>
          <table:table-cell table:style-name="ce28" table:formula="of:=[.D32]-[.F32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3">
          <table:table-cell/>
          <table:table-cell table:style-name="ce9" office:value-type="string" calcext:value-type="string">
            <text:p>Q3 (Jul–Sep)</text:p>
          </table:table-cell>
          <table:table-cell/>
          <table:table-cell table:style-name="ce17" table:formula="of:=SUM([.D21:.D23])" office:value-type="float" office:value="0" calcext:value-type="float">
            <text:p>$0.00</text:p>
          </table:table-cell>
          <table:table-cell/>
          <table:table-cell table:style-name="ce20" table:formula="of:=SUM([.F21:.F23])" office:value-type="float" office:value="0" calcext:value-type="float">
            <text:p>$0.00</text:p>
          </table:table-cell>
          <table:table-cell/>
          <table:table-cell table:style-name="ce27" table:formula="of:=[.D33]-[.F33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3">
          <table:table-cell/>
          <table:table-cell table:style-name="ce10" office:value-type="string" calcext:value-type="string">
            <text:p>Q4 (Oct–Dec)</text:p>
          </table:table-cell>
          <table:table-cell/>
          <table:table-cell table:style-name="ce18" table:formula="of:=SUM([.D24:.D26])" office:value-type="float" office:value="0" calcext:value-type="float">
            <text:p>$0.00</text:p>
          </table:table-cell>
          <table:table-cell/>
          <table:table-cell table:style-name="ce21" table:formula="of:=SUM([.F24:.F26])" office:value-type="float" office:value="0" calcext:value-type="float">
            <text:p>$0.00</text:p>
          </table:table-cell>
          <table:table-cell/>
          <table:table-cell table:style-name="ce28" table:formula="of:=[.D34]-[.F34]" office:value-type="float" office:value="0" calcext:value-type="float">
            <text:p>$0.00</text:p>
          </table:table-cell>
          <table:table-cell/>
          <table:table-cell table:style-name="Default" table:number-columns-repeated="16375"/>
        </table:table-row>
        <table:table-row table:style-name="ro6">
          <table:table-cell table:number-columns-repeated="9"/>
          <table:table-cell table:style-name="Default" table:number-columns-repeated="16375"/>
        </table:table-row>
        <table:table-row table:style-name="ro7">
          <table:table-cell table:style-name="ce3" office:value-type="string" calcext:value-type="string" table:number-columns-spanned="9" table:number-rows-spanned="1">
            <text:p><text:s text:c="2"/>📂 <text:s/>EXPENSES BY CATEGORY</text:p>
          </table:table-cell>
          <table:covered-table-cell table:number-columns-repeated="8" table:style-name="Default"/>
          <table:table-cell table:style-name="Default" table:number-columns-repeated="16375"/>
        </table:table-row>
        <table:table-row table:style-name="ro3">
          <table:table-cell/>
          <table:table-cell table:style-name="ce8" office:value-type="string" calcext:value-type="string">
            <text:p>Category</text:p>
          </table:table-cell>
          <table:table-cell/>
          <table:table-cell table:style-name="ce8" office:value-type="string" calcext:value-type="string">
            <text:p>Amount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2" office:value-type="string" calcext:value-type="string">
            <text:p>Insurance</text:p>
          </table:table-cell>
          <table:table-cell/>
          <table:table-cell table:style-name="ce20" table:formula="of:=SUMIF([$Expenses.B:.B];&quot;Insurance&quot;;[$Expenses.E:.E])" office:value-type="float" office:value="31.25" calcext:value-type="float">
            <text:p>$31.25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3" office:value-type="string" calcext:value-type="string">
            <text:p>Licenses &amp; Permits</text:p>
          </table:table-cell>
          <table:table-cell/>
          <table:table-cell table:style-name="ce21" table:formula="of:=SUMIF([$Expenses.B:.B];&quot;Licenses &amp; Permits&quot;;[$Expenses.E:.E])" office:value-type="float" office:value="50" calcext:value-type="float">
            <text:p>$5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2" office:value-type="string" calcext:value-type="string">
            <text:p>Marketing</text:p>
          </table:table-cell>
          <table:table-cell/>
          <table:table-cell table:style-name="ce20" table:formula="of:=SUMIF([$Expenses.B:.B];&quot;Marketing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3" office:value-type="string" calcext:value-type="string">
            <text:p>Tools &amp; Equipment</text:p>
          </table:table-cell>
          <table:table-cell/>
          <table:table-cell table:style-name="ce21" table:formula="of:=SUMIF([$Expenses.B:.B];&quot;Tools &amp; Equipment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2" office:value-type="string" calcext:value-type="string">
            <text:p>Software</text:p>
          </table:table-cell>
          <table:table-cell/>
          <table:table-cell table:style-name="ce20" table:formula="of:=SUMIF([$Expenses.B:.B];&quot;Software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3" office:value-type="string" calcext:value-type="string">
            <text:p>Vehicle/Mileage</text:p>
          </table:table-cell>
          <table:table-cell/>
          <table:table-cell table:style-name="ce21" table:formula="of:=SUMIF([$Expenses.B:.B];&quot;Vehicle/Mileage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2" office:value-type="string" calcext:value-type="string">
            <text:p>Parts (resale)</text:p>
          </table:table-cell>
          <table:table-cell/>
          <table:table-cell table:style-name="ce20" table:formula="of:=SUMIF([$Expenses.B:.B];&quot;Parts (resale)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8">
          <table:table-cell/>
          <table:table-cell table:style-name="ce13" office:value-type="string" calcext:value-type="string">
            <text:p>Misc</text:p>
          </table:table-cell>
          <table:table-cell/>
          <table:table-cell table:style-name="ce21" table:formula="of:=SUMIF([$Expenses.B:.B];&quot;Misc&quot;;[$Expenses.E:.E])" office:value-type="float" office:value="0" calcext:value-type="float">
            <text:p>$0.00</text:p>
          </table:table-cell>
          <table:table-cell table:number-columns-repeated="5"/>
          <table:table-cell table:style-name="Default" table:number-columns-repeated="16375"/>
        </table:table-row>
        <table:table-row table:style-name="ro6">
          <table:table-cell table:number-columns-repeated="9"/>
          <table:table-cell table:style-name="Default" table:number-columns-repeated="16375"/>
        </table:table-row>
        <table:table-row table:style-name="ro8">
          <table:table-cell/>
          <table:table-cell table:style-name="ce14" office:value-type="string" calcext:value-type="string">
            <text:p>Owner Contributions</text:p>
          </table:table-cell>
          <table:table-cell/>
          <table:table-cell table:style-name="ce22" table:formula="of:=SUMIF([$Income.B:.B];&quot;Owner Contribution&quot;;[$Income.E:.E])" office:value-type="float" office:value="200" calcext:value-type="float">
            <text:p>$200.00</text:p>
          </table:table-cell>
          <table:table-cell table:number-columns-repeated="5"/>
          <table:table-cell table:style-name="Default" table:number-columns-repeated="16375"/>
        </table:table-row>
        <table:table-row table:style-name="ro10" table:number-rows-repeated="31">
          <table:table-cell table:number-columns-repeated="9"/>
          <table:table-cell table:style-name="Default" table:number-columns-repeated="16375"/>
        </table:table-row>
        <table:table-row table:style-name="ro10">
          <table:table-cell table:number-columns-repeated="9"/>
          <table:table-cell table:style-name="Default" table:number-columns-repeated="16375"/>
        </table:table-row>
      </table:table>
      <table:table table:name="Income" table:style-name="ta2">
        <office:forms form:automatic-focus="false" form:apply-design-mode="false">
          <form:form form:name="frmbtnIncome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Income" form:control-implementation="ooo:com.sun.star.form.component.CommandButton" xml:id="control1" form:id="control1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2.5441in" svg:y="0.315in">
            <office:event-listeners>
              <script:event-listener script:language="ooo:script" script:event-name="dom:click" xlink:href="vnd.sun.star.script:Standard.Module1.AddIncome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16377"/>
        <table:table-row table:style-name="ro12">
          <table:table-cell office:value-type="string" calcext:value-type="string" table:number-columns-spanned="7" table:number-rows-spanned="1">
            <text:p><text:s text:c="2"/>💰 <text:s/>INCOME LOG</text:p>
          </table:table-cell>
          <table:covered-table-cell table:number-columns-repeated="6"/>
          <table:table-cell table:style-name="Default" table:number-columns-repeated="16377"/>
        </table:table-row>
        <table:table-row table:style-name="ro3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Category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Amount</text:p>
          </table:table-cell>
          <table:table-cell table:style-name="ce31" office:value-type="string" calcext:value-type="string">
            <text:p>Payment Method</text:p>
          </table:table-cell>
          <table:table-cell table:style-name="ce3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8">
          <table:table-cell table:style-name="ce12" office:value-type="string" calcext:value-type="string">
            <text:p>2026-02-26</text:p>
          </table:table-cell>
          <table:table-cell table:style-name="ce12" office:value-type="string" calcext:value-type="string">
            <text:p>Owner Contribution</text:p>
          </table:table-cell>
          <table:table-cell table:style-name="ce12" office:value-type="string" calcext:value-type="string">
            <text:p>Capital</text:p>
          </table:table-cell>
          <table:table-cell table:style-name="ce12" office:value-type="string" calcext:value-type="string">
            <text:p>Initial business funding</text:p>
          </table:table-cell>
          <table:table-cell table:style-name="ce32" office:value-type="float" office:value="200" calcext:value-type="float">
            <text:p>$200.00</text:p>
          </table:table-cell>
          <table:table-cell table:style-name="ce12" office:value-type="string" calcext:value-type="string">
            <text:p>Transfer</text:p>
          </table:table-cell>
          <table:table-cell table:style-name="ce12" office:value-type="string" calcext:value-type="string">
            <text:p>Seed money from personal funds</text:p>
          </table:table-cell>
          <table:table-cell table:style-name="Default" table:number-columns-repeated="16377"/>
        </table:table-row>
      </table:table>
      <table:table table:name="Expenses" table:style-name="ta3">
        <office:forms form:automatic-focus="false" form:apply-design-mode="false">
          <form:form form:name="frmbtnExpenses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Expenses" form:control-implementation="ooo:com.sun.star.form.component.CommandButton" xml:id="control2" form:id="control2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2.8937in" svg:y="0.315in">
            <office:event-listeners>
              <script:event-listener script:language="ooo:script" script:event-name="dom:click" xlink:href="vnd.sun.star.script:Standard.Module1.AddExpenses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4" table:default-cell-style-name="ce94"/>
        <table:table-column table:style-name="co5" table:default-cell-style-name="ce95"/>
        <table:table-column table:style-name="co7" table:default-cell-style-name="ce95"/>
        <table:table-column table:style-name="co2" table:default-cell-style-name="ce95"/>
        <table:table-column table:style-name="co10" table:default-cell-style-name="ce97"/>
        <table:table-column table:style-name="co6" table:default-cell-style-name="ce95"/>
        <table:table-column table:style-name="co7" table:default-cell-style-name="ce95"/>
        <table:table-column table:style-name="co3" table:number-columns-repeated="16377"/>
        <table:table-row table:style-name="ro12">
          <table:table-cell table:style-name="ce30" office:value-type="string" calcext:value-type="string" table:number-columns-spanned="7" table:number-rows-spanned="1">
            <text:p><text:s text:c="2"/>📉 <text:s/>EXPENSES LOG</text:p>
          </table:table-cell>
          <table:covered-table-cell table:number-columns-repeated="6" table:style-name="Default"/>
          <table:table-cell table:style-name="Default" table:number-columns-repeated="16377"/>
        </table:table-row>
        <table:table-row table:style-name="ro3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ategory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Vendor</text:p>
          </table:table-cell>
          <table:table-cell table:style-name="ce31" office:value-type="string" calcext:value-type="string">
            <text:p>Amount</text:p>
          </table:table-cell>
          <table:table-cell table:style-name="ce31" office:value-type="string" calcext:value-type="string">
            <text:p>Payment Method</text:p>
          </table:table-cell>
          <table:table-cell table:style-name="ce3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8">
          <table:table-cell table:style-name="ce12" office:value-type="string" calcext:value-type="string">
            <text:p>2026-02-26</text:p>
          </table:table-cell>
          <table:table-cell table:style-name="ce12" office:value-type="string" calcext:value-type="string">
            <text:p>Licenses &amp; Permits</text:p>
          </table:table-cell>
          <table:table-cell table:style-name="ce12" office:value-type="string" calcext:value-type="string">
            <text:p>City of Roanoke business license</text:p>
          </table:table-cell>
          <table:table-cell table:style-name="ce12" office:value-type="string" calcext:value-type="string">
            <text:p>City of Roanoke</text:p>
          </table:table-cell>
          <table:table-cell table:style-name="ce32" office:value-type="float" office:value="50" calcext:value-type="float">
            <text:p>$50.00</text:p>
          </table:table-cell>
          <table:table-cell table:style-name="ce12" office:value-type="string" calcext:value-type="string">
            <text:p>Check</text:p>
          </table:table-cell>
          <table:table-cell table:style-name="ce12" office:value-type="string" calcext:value-type="string">
            <text:p>Annual renewal</text:p>
          </table:table-cell>
          <table:table-cell table:style-name="Default" table:number-columns-repeated="16377"/>
        </table:table-row>
        <table:table-row table:style-name="ro8">
          <table:table-cell table:style-name="ce13" office:value-type="string" calcext:value-type="string">
            <text:p>2026-02-26</text:p>
          </table:table-cell>
          <table:table-cell table:style-name="ce13" office:value-type="string" calcext:value-type="string">
            <text:p>Marketing</text:p>
          </table:table-cell>
          <table:table-cell table:style-name="ce13" office:value-type="string" calcext:value-type="string">
            <text:p>Flyer print run (15 flyers)</text:p>
          </table:table-cell>
          <table:table-cell table:style-name="ce13" office:value-type="string" calcext:value-type="string">
            <text:p>FedEx Office</text:p>
          </table:table-cell>
          <table:table-cell table:style-name="ce33" office:value-type="float" office:value="0" calcext:value-type="float">
            <text:p>$0.00</text:p>
          </table:table-cell>
          <table:table-cell table:style-name="ce13" office:value-type="string" calcext:value-type="string">
            <text:p>Card</text:p>
          </table:table-cell>
          <table:table-cell table:style-name="ce13" office:value-type="string" calcext:value-type="string">
            <text:p>Update with actual amount</text:p>
          </table:table-cell>
          <table:table-cell table:style-name="Default" table:number-columns-repeated="16377"/>
        </table:table-row>
        <table:table-row table:style-name="ro8">
          <table:table-cell table:style-name="ce12" office:value-type="string" calcext:value-type="string">
            <text:p>2026-02-26</text:p>
          </table:table-cell>
          <table:table-cell table:style-name="ce12" office:value-type="string" calcext:value-type="string">
            <text:p>Tools &amp; Equipment</text:p>
          </table:table-cell>
          <table:table-cell table:style-name="ce12" office:value-type="string" calcext:value-type="string">
            <text:p>Harbor Freight tool tote + supplies</text:p>
          </table:table-cell>
          <table:table-cell table:style-name="ce12" office:value-type="string" calcext:value-type="string">
            <text:p>Harbor Freight</text:p>
          </table:table-cell>
          <table:table-cell table:style-name="ce32" office:value-type="float" office:value="0" calcext:value-type="float">
            <text:p>$0.00</text:p>
          </table:table-cell>
          <table:table-cell table:style-name="ce12" office:value-type="string" calcext:value-type="string">
            <text:p>Card</text:p>
          </table:table-cell>
          <table:table-cell table:style-name="ce12" office:value-type="string" calcext:value-type="string">
            <text:p>Update with actual amount</text:p>
          </table:table-cell>
          <table:table-cell table:style-name="Default" table:number-columns-repeated="16377"/>
        </table:table-row>
        <table:table-row table:style-name="ro8">
          <table:table-cell table:style-name="ce13" office:value-type="string" calcext:value-type="string">
            <text:p>2026-02-26</text:p>
          </table:table-cell>
          <table:table-cell table:style-name="ce13" office:value-type="string" calcext:value-type="string">
            <text:p>Insurance</text:p>
          </table:table-cell>
          <table:table-cell table:style-name="ce13" office:value-type="string" calcext:value-type="string">
            <text:p>General Liability Insurance - Feb</text:p>
          </table:table-cell>
          <table:table-cell table:style-name="ce13" office:value-type="string" calcext:value-type="string">
            <text:p>Next Insurance</text:p>
          </table:table-cell>
          <table:table-cell table:style-name="ce33" office:value-type="float" office:value="31.25" calcext:value-type="float">
            <text:p>$31.25</text:p>
          </table:table-cell>
          <table:table-cell table:style-name="ce13" office:value-type="string" calcext:value-type="string">
            <text:p>Card</text:p>
          </table:table-cell>
          <table:table-cell table:style-name="ce13" office:value-type="string" calcext:value-type="string">
            <text:p>Monthly ~$31.25/mo</text:p>
          </table:table-cell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6"/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6"/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6"/>
          <table:table-cell table:style-name="Default" table:number-columns-repeated="16377"/>
        </table:table-row>
      </table:table>
      <table:table table:name="Mileage" table:style-name="ta4">
        <office:forms form:automatic-focus="false" form:apply-design-mode="false">
          <form:form form:name="frmbtnMileage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Mileage" form:control-implementation="ooo:com.sun.star.form.component.CommandButton" xml:id="control3" form:id="control3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1.6685in" svg:y="0.315in">
            <office:event-listeners>
              <script:event-listener script:language="ooo:script" script:event-name="dom:click" xlink:href="vnd.sun.star.script:Standard.Module1.AddMileage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4" table:default-cell-style-name="ce99"/>
        <table:table-column table:style-name="co5" table:number-columns-repeated="2" table:default-cell-style-name="ce101"/>
        <table:table-column table:style-name="co11" table:default-cell-style-name="ce101"/>
        <table:table-column table:style-name="co4" table:default-cell-style-name="ce105"/>
        <table:table-column table:style-name="co12" table:default-cell-style-name="ce106"/>
        <table:table-column table:style-name="co11" table:default-cell-style-name="ce101"/>
        <table:table-column table:style-name="co3" table:number-columns-repeated="16377"/>
        <table:table-row table:style-name="ro12">
          <table:table-cell table:style-name="ce30" office:value-type="string" calcext:value-type="string" table:number-columns-spanned="7" table:number-rows-spanned="1">
            <text:p><text:s text:c="2"/>🚗 <text:s/>MILEAGE TRACKER</text:p>
          </table:table-cell>
          <table:covered-table-cell table:number-columns-repeated="6" table:style-name="Default"/>
          <table:table-cell table:style-name="Default" table:number-columns-repeated="16377"/>
        </table:table-row>
        <table:table-row table:style-name="ro3">
          <table:table-cell table:style-name="ce34" office:value-type="string" calcext:value-type="string">
            <text:p>IRS Rate (2026):</text:p>
          </table:table-cell>
          <table:table-cell table:style-name="ce35" office:value-type="float" office:value="0.7" calcext:value-type="float">
            <text:p>$0.70/mi</text:p>
          </table:table-cell>
          <table:table-cell table:style-name="ce36" office:value-type="string" calcext:value-type="string">
            <text:p>← Update here if IRS rate changes</text:p>
          </table:table-cell>
          <table:table-cell table:style-name="ce37" table:number-columns-repeated="4"/>
          <table:table-cell table:style-name="Default" table:number-columns-repeated="16377"/>
        </table:table-row>
        <table:table-row table:style-name="ro3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From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Purpose</text:p>
          </table:table-cell>
          <table:table-cell table:style-name="ce31" office:value-type="string" calcext:value-type="string">
            <text:p>Miles</text:p>
          </table:table-cell>
          <table:table-cell table:style-name="ce31" office:value-type="string" calcext:value-type="string">
            <text:p>Deduction ($)</text:p>
          </table:table-cell>
          <table:table-cell table:style-name="ce3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8"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Home</text:p>
          </table:table-cell>
          <table:table-cell table:style-name="ce12" office:value-type="string" calcext:value-type="string">
            <text:p>Client address</text:p>
          </table:table-cell>
          <table:table-cell table:style-name="ce12" office:value-type="string" calcext:value-type="string">
            <text:p>Service call</text:p>
          </table:table-cell>
          <table:table-cell table:style-name="ce38" office:value-type="float" office:value="8.2" calcext:value-type="float">
            <text:p>8.2</text:p>
          </table:table-cell>
          <table:table-cell table:style-name="ce32" table:formula="of:=[.E4]*[.$B$2]" office:value-type="float" office:value="5.74" calcext:value-type="float">
            <text:p>$5.74</text:p>
          </table:table-cell>
          <table:table-cell table:style-name="ce12" office:value-type="string" calcext:value-type="string">
            <text:p>Delete this row</text:p>
          </table:table-cell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4"/>
          <table:table-cell table:formula="of:=[.E5]*[.$B$2]" office:value-type="float" office:value="0" calcext:value-type="float">
            <text:p>$0.00</text:p>
          </table:table-cell>
          <table:table-cell/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4"/>
          <table:table-cell table:formula="of:=[.E6]*[.$B$2]" office:value-type="float" office:value="0" calcext:value-type="float">
            <text:p>$0.00</text:p>
          </table:table-cell>
          <table:table-cell/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4"/>
          <table:table-cell table:formula="of:=[.E7]*[.$B$2]" office:value-type="float" office:value="0" calcext:value-type="float">
            <text:p>$0.00</text:p>
          </table:table-cell>
          <table:table-cell/>
          <table:table-cell table:style-name="Default" table:number-columns-repeated="16377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number-columns-repeated="4"/>
          <table:table-cell table:formula="of:=[.E8]*[.$B$2]" office:value-type="float" office:value="0" calcext:value-type="float">
            <text:p>$0.00</text:p>
          </table:table-cell>
          <table:table-cell/>
          <table:table-cell table:style-name="Default" table:number-columns-repeated="16377"/>
        </table:table-row>
      </table:table>
      <table:table table:name="Job Log" table:style-name="ta5">
        <office:forms form:automatic-focus="false" form:apply-design-mode="false">
          <form:form form:name="frmbtnJobLog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JobLog" form:control-implementation="ooo:com.sun.star.form.component.CommandButton" xml:id="control4" form:id="control4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6.1311in" svg:y="0.315in">
            <office:event-listeners>
              <script:event-listener script:language="ooo:script" script:event-name="dom:click" xlink:href="vnd.sun.star.script:Standard.Module1.AddJobLog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13" table:default-cell-style-name="ce3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16372"/>
        <table:table-row table:style-name="ro12">
          <table:table-cell office:value-type="string" calcext:value-type="string" table:number-columns-spanned="12" table:number-rows-spanned="1">
            <text:p><text:s text:c="2"/>🔧 <text:s/>JOB LOG</text:p>
          </table:table-cell>
          <table:covered-table-cell table:number-columns-repeated="11"/>
          <table:table-cell table:style-name="Default" table:number-columns-repeated="16372"/>
        </table:table-row>
        <table:table-row table:style-name="ro3"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ustomer</text:p>
          </table:table-cell>
          <table:table-cell table:style-name="ce31" office:value-type="string" calcext:value-type="string">
            <text:p>Phone</text:p>
          </table:table-cell>
          <table:table-cell table:style-name="ce31" office:value-type="string" calcext:value-type="string">
            <text:p>Issue</text:p>
          </table:table-cell>
          <table:table-cell table:style-name="ce31" office:value-type="string" calcext:value-type="string">
            <text:p>Service Performed</text:p>
          </table:table-cell>
          <table:table-cell table:style-name="ce31" office:value-type="string" calcext:value-type="string">
            <text:p>Parts Used</text:p>
          </table:table-cell>
          <table:table-cell table:style-name="ce31" office:value-type="string" calcext:value-type="string">
            <text:p>Labor ($)</text:p>
          </table:table-cell>
          <table:table-cell table:style-name="ce31" office:value-type="string" calcext:value-type="string">
            <text:p>Parts ($)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Total ($)</text:p>
          </table:table-cell>
          <table:table-cell table:style-name="ce31" office:value-type="string" calcext:value-type="string">
            <text:p>Paid?</text:p>
          </table:table-cell>
          <table:table-cell table:style-name="Default" table:number-columns-repeated="16372"/>
        </table:table-row>
        <table:table-row table:style-name="ro5">
          <table:table-cell table:style-name="ce39" office:value-type="string" calcext:value-type="string" table:number-columns-spanned="12" table:number-rows-spanned="1">
            <text:p><text:s text:c="2"/>Status options: Pending | In Progress | Complete | Awaiting Parts | Closed</text:p>
          </table:table-cell>
          <table:covered-table-cell table:number-columns-repeated="11"/>
          <table:table-cell table:style-name="Default" table:number-columns-repeated="16372"/>
        </table:table-row>
      </table:table>
      <table:table table:name="Client Roster" table:style-name="ta6">
        <office:forms form:automatic-focus="false" form:apply-design-mode="false">
          <form:form form:name="frmbtnClients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Clients" form:control-implementation="ooo:com.sun.star.form.component.CommandButton" xml:id="control5" form:id="control5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4.1185in" svg:y="0.315in">
            <office:event-listeners>
              <script:event-listener script:language="ooo:script" script:event-name="dom:click" xlink:href="vnd.sun.star.script:Standard.Module1.AddClient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5" table:default-cell-style-name="ce108"/>
        <table:table-column table:style-name="co8" table:default-cell-style-name="ce109"/>
        <table:table-column table:style-name="co15" table:default-cell-style-name="ce109"/>
        <table:table-column table:style-name="co11" table:default-cell-style-name="ce109"/>
        <table:table-column table:style-name="co5" table:default-cell-style-name="ce109"/>
        <table:table-column table:style-name="co10" table:number-columns-repeated="2" table:default-cell-style-name="ce109"/>
        <table:table-column table:style-name="co9" table:default-cell-style-name="ce109"/>
        <table:table-column table:style-name="co3" table:number-columns-repeated="16376"/>
        <table:table-row table:style-name="ro12">
          <table:table-cell table:style-name="ce30" office:value-type="string" calcext:value-type="string" table:number-columns-spanned="8" table:number-rows-spanned="1">
            <text:p><text:s text:c="2"/>👥 <text:s/>CLIENT ROSTER</text:p>
          </table:table-cell>
          <table:covered-table-cell table:number-columns-repeated="7" table:style-name="Default"/>
          <table:table-cell table:style-name="Default" table:number-columns-repeated="16376"/>
        </table:table-row>
        <table:table-row table:style-name="ro3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hone</text:p>
          </table:table-cell>
          <table:table-cell table:style-name="ce31" office:value-type="string" calcext:value-type="string">
            <text:p>Email</text:p>
          </table:table-cell>
          <table:table-cell table:style-name="ce31" office:value-type="string" calcext:value-type="string">
            <text:p>Address</text:p>
          </table:table-cell>
          <table:table-cell table:style-name="ce31" office:value-type="string" calcext:value-type="string">
            <text:p>Device(s)</text:p>
          </table:table-cell>
          <table:table-cell table:style-name="ce31" office:value-type="string" calcext:value-type="string">
            <text:p>First Job</text:p>
          </table:table-cell>
          <table:table-cell table:style-name="ce31" office:value-type="string" calcext:value-type="string">
            <text:p>Last Job</text:p>
          </table:table-cell>
          <table:table-cell table:style-name="ce31" office:value-type="string" calcext:value-type="string">
            <text:p>Notes</text:p>
          </table:table-cell>
          <table:table-cell table:style-name="Default" table:number-columns-repeated="16376"/>
        </table:table-row>
        <table:table-row table:style-name="ro5">
          <table:table-cell table:style-name="ce39" office:value-type="string" calcext:value-type="string" table:number-columns-spanned="8" table:number-rows-spanned="1">
            <text:p><text:s text:c="2"/>Add new clients here. Update Last Job date after each service.</text:p>
          </table:table-cell>
          <table:covered-table-cell table:number-columns-repeated="7" table:style-name="Default"/>
          <table:table-cell table:style-name="Default" table:number-columns-repeated="16376"/>
        </table:table-row>
        <table:table-row table:style-name="ro5" table:number-rows-repeated="2">
          <table:table-cell table:number-columns-repeated="8"/>
          <table:table-cell table:style-name="Default" table:number-columns-repeated="16376"/>
        </table:table-row>
        <table:table-row table:style-name="ro5">
          <table:table-cell office:value-type="string" calcext:value-type="string">
            <text:p>ddd</text:p>
          </table:table-cell>
          <table:table-cell table:number-columns-repeated="7"/>
          <table:table-cell table:style-name="Default" table:number-columns-repeated="16376"/>
        </table:table-row>
      </table:table>
      <table:table table:name="Parts Tracker" table:style-name="ta7">
        <office:forms form:automatic-focus="false" form:apply-design-mode="false">
          <form:form form:name="frmbtnParts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file:///home/jason/Desktop/PIXELPATCHER/ACCOUNTING-PixelPatcher-2026.ods/"/>
            </form:properties>
            <form:button form:name="btnParts" form:control-implementation="ooo:com.sun.star.form.component.CommandButton" xml:id="control6" form:id="control6" form:label="+ New Entry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ason/Desktop/PIXELPATCHER/ACCOUNTING-PixelPatcher-2026.ods/content.xml"/>
              </form:properties>
            </form:button>
          </form:form>
        </office:forms>
        <table:shapes>
          <draw:rect draw:z-index="0" draw:name="ppNewEntry" draw:style-name="gr1" draw:text-style-name="P1" svg:width="1.1024in" svg:height="0.2504in" svg:x="11.6689in" svg:y="0.315in">
            <office:event-listeners>
              <script:event-listener script:language="ooo:script" script:event-name="dom:click" xlink:href="vnd.sun.star.script:Standard.Module1.AddPartsRow?language=Basic&amp;location=application" xlink:type="simple"/>
            </office:event-listeners>
            <text:p>+ New Entry</text:p>
          </draw:rect>
          <draw:control draw:z-index="1" draw:style-name="gr2" draw:text-style-name="P2" svg:width="1.1811in" svg:height="0.2559in" svg:x="0.1181in" svg:y="0.0591in"/>
        </table:shapes>
        <table:table-column table:style-name="co4" table:default-cell-style-name="ce99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6375"/>
        <table:table-row table:style-name="ro12">
          <table:table-cell table:style-name="ce30" office:value-type="string" calcext:value-type="string" table:number-columns-spanned="9" table:number-rows-spanned="1">
            <text:p><text:s text:c="2"/>🔩 <text:s/>PARTS TRACKER</text:p>
          </table:table-cell>
          <table:covered-table-cell table:number-columns-repeated="8"/>
          <table:table-cell table:style-name="Default" table:number-columns-repeated="16375"/>
        </table:table-row>
        <table:table-row table:style-name="ro3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Part Name</text:p>
          </table:table-cell>
          <table:table-cell table:style-name="ce31" office:value-type="string" calcext:value-type="string">
            <text:p>Supplier</text:p>
          </table:table-cell>
          <table:table-cell table:style-name="ce31" office:value-type="string" calcext:value-type="string">
            <text:p>Cost ($)</text:p>
          </table:table-cell>
          <table:table-cell table:style-name="ce31" office:value-type="string" calcext:value-type="string">
            <text:p>Sell Price ($)</text:p>
          </table:table-cell>
          <table:table-cell table:style-name="ce31" office:value-type="string" calcext:value-type="string">
            <text:p>Margin ($)</text:p>
          </table:table-cell>
          <table:table-cell table:style-name="ce31" office:value-type="string" calcext:value-type="string">
            <text:p>Margin %</text:p>
          </table:table-cell>
          <table:table-cell table:style-name="ce31" office:value-type="string" calcext:value-type="string">
            <text:p>Job #</text:p>
          </table:table-cell>
          <table:table-cell table:style-name="ce31" office:value-type="string" calcext:value-type="string">
            <text:p>Notes</text:p>
          </table:table-cell>
          <table:table-cell table:style-name="Default" table:number-columns-repeated="16375"/>
        </table:table-row>
        <table:table-row table:style-name="ro5">
          <table:table-cell table:style-name="ce39" office:value-type="string" calcext:value-type="string" table:number-columns-spanned="9" table:number-rows-spanned="1">
            <text:p><text:s text:c="2"/>Margin ($) = Sell-Cost. Margin % = Margin/Cost. Formulas auto-fill on new rows.</text:p>
          </table:table-cell>
          <table:covered-table-cell table:number-columns-repeated="8"/>
          <table:table-cell table:style-name="Default" table:number-columns-repeated="16375"/>
        </table:table-row>
        <table:table-row table:style-name="ro8"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500GB SSD Samsung 870</text:p>
          </table:table-cell>
          <table:table-cell table:style-name="ce12" office:value-type="string" calcext:value-type="string">
            <text:p>Amazon</text:p>
          </table:table-cell>
          <table:table-cell table:style-name="ce32" office:value-type="float" office:value="45" calcext:value-type="float">
            <text:p>$45.00</text:p>
          </table:table-cell>
          <table:table-cell table:style-name="ce32" office:value-type="float" office:value="54" calcext:value-type="float">
            <text:p>$54.00</text:p>
          </table:table-cell>
          <table:table-cell table:style-name="ce32" table:formula="of:=[.E4]-[.D4]" office:value-type="float" office:value="9" calcext:value-type="float">
            <text:p>$9.00</text:p>
          </table:table-cell>
          <table:table-cell table:style-name="ce40" table:formula="of:=IFERROR([.F4]/[.D4];0)" office:value-type="percentage" office:value="0.2" calcext:value-type="percentage">
            <text:p>20%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Delete this row</text:p>
          </table:table-cell>
          <table:table-cell table:style-name="Default" table:number-columns-repeated="16375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style-name="ce101" table:number-columns-repeated="2"/>
          <table:table-cell table:style-name="ce106" table:number-columns-repeated="2"/>
          <table:table-cell table:style-name="ce106" table:formula="of:=[.E5]-[.D5]" office:value-type="float" office:value="0" calcext:value-type="float">
            <text:p>$0.00</text:p>
          </table:table-cell>
          <table:table-cell table:style-name="ce111" table:formula="of:=IFERROR([.F5]/[.D5],0)" office:value-type="string" office:string-value="" calcext:value-type="error">
            <text:p>Err:508</text:p>
          </table:table-cell>
          <table:table-cell table:style-name="ce101" table:number-columns-repeated="2"/>
          <table:table-cell table:style-name="Default" table:number-columns-repeated="16375"/>
        </table:table-row>
        <table:table-row table:style-name="ro8">
          <table:table-cell office:value-type="date" office:date-value="2026-02-27" calcext:value-type="date">
            <text:p>02/27/2026</text:p>
          </table:table-cell>
          <table:table-cell table:style-name="ce101" table:number-columns-repeated="2"/>
          <table:table-cell table:style-name="ce106" table:number-columns-repeated="2"/>
          <table:table-cell table:style-name="ce106" table:formula="of:=[.E6]-[.D6]" office:value-type="float" office:value="0" calcext:value-type="float">
            <text:p>$0.00</text:p>
          </table:table-cell>
          <table:table-cell table:style-name="ce111" table:formula="of:=IFERROR([.F6]/[.D6],0)" office:value-type="string" office:string-value="" calcext:value-type="error">
            <text:p>Err:508</text:p>
          </table:table-cell>
          <table:table-cell table:style-name="ce101" table:number-columns-repeated="2"/>
          <table:table-cell table:style-name="Default" table:number-columns-repeated="16375"/>
        </table:table-row>
      </table:table>
      <table:table table:name="Invoice" table:style-name="ta8">
        <office:forms form:automatic-focus="false" form:apply-design-mode="false"/>
        <table:table-column table:style-name="co8" table:default-cell-style-name="ce45"/>
        <table:table-column table:style-name="co12" table:number-columns-repeated="2" table:default-cell-style-name="ce45"/>
        <table:table-column table:style-name="co16" table:default-cell-style-name="ce45"/>
        <table:table-column table:style-name="co12" table:number-columns-repeated="3" table:default-cell-style-name="ce45"/>
        <table:table-column table:style-name="co8" table:default-cell-style-name="ce45"/>
        <table:table-column table:style-name="co3" table:number-columns-repeated="16376"/>
        <table:table-row table:style-name="ro1">
          <table:table-cell table:style-name="ce41" table:number-columns-repeated="8"/>
          <table:table-cell table:style-name="Default" table:number-columns-repeated="16376"/>
        </table:table-row>
        <table:table-row table:style-name="ro13">
          <table:table-cell table:style-name="ce42" office:value-type="string" calcext:value-type="string" table:number-columns-spanned="4" table:number-rows-spanned="1">
            <text:p><text:s text:c="2"/>PIXEL PATCHER</text:p>
          </table:table-cell>
          <table:covered-table-cell table:number-columns-repeated="3" table:style-name="Default"/>
          <table:table-cell table:style-name="ce53" office:value-type="string" calcext:value-type="string" table:number-columns-spanned="4" table:number-rows-spanned="1">
            <text:p>INVOICE</text:p>
          </table:table-cell>
          <table:covered-table-cell table:number-columns-repeated="3" table:style-name="Default"/>
          <table:table-cell table:style-name="Default" table:number-columns-repeated="16376"/>
        </table:table-row>
        <table:table-row table:style-name="ro3">
          <table:table-cell table:style-name="ce43" office:value-type="string" calcext:value-type="string" table:number-columns-spanned="4" table:number-rows-spanned="1">
            <text:p><text:s text:c="2"/>FROM PIXELS TO PROCESSORS</text:p>
          </table:table-cell>
          <table:covered-table-cell table:number-columns-repeated="3" table:style-name="Default"/>
          <table:table-cell table:style-name="ce54" office:value-type="string" calcext:value-type="string" table:number-columns-spanned="4" table:number-rows-spanned="1">
            <text:p>pixelpatcher.com <text:s/>| <text:s/>540-300-2577</text:p>
          </table:table-cell>
          <table:covered-table-cell table:number-columns-repeated="3" table:style-name="Default"/>
          <table:table-cell table:style-name="Default" table:number-columns-repeated="16376"/>
        </table:table-row>
        <table:table-row table:style-name="ro14">
          <table:table-cell table:style-name="ce44" table:number-columns-repeated="8"/>
          <table:table-cell table:style-name="Default" table:number-columns-repeated="16376"/>
        </table:table-row>
        <table:table-row table:style-name="ro6">
          <table:table-cell table:number-columns-repeated="8"/>
          <table:table-cell table:style-name="Default" table:number-columns-repeated="16376"/>
        </table:table-row>
        <table:table-row table:style-name="ro9">
          <table:table-cell table:style-name="ce46" office:value-type="string" calcext:value-type="string">
            <text:p>Invoice #:</text:p>
          </table:table-cell>
          <table:table-cell table:style-name="ce122"/>
          <table:table-cell table:number-columns-repeated="2"/>
          <table:table-cell table:style-name="ce55" office:value-type="string" calcext:value-type="string">
            <text:p>BILL TO</text:p>
          </table:table-cell>
          <table:table-cell table:number-columns-repeated="3"/>
          <table:table-cell table:style-name="Default" table:number-columns-repeated="16376"/>
        </table:table-row>
        <table:table-row table:style-name="ro9">
          <table:table-cell table:style-name="ce46" office:value-type="string" calcext:value-type="string">
            <text:p>Date:</text:p>
          </table:table-cell>
          <table:table-cell table:style-name="ce122"/>
          <table:table-cell table:number-columns-repeated="2"/>
          <table:table-cell table:style-name="ce46" office:value-type="string" calcext:value-type="string">
            <text:p>Name:</text:p>
          </table:table-cell>
          <table:table-cell table:style-name="ce122" table:number-columns-spanned="3" table:number-rows-spanned="1"/>
          <table:covered-table-cell table:number-columns-repeated="2" table:style-name="ce56"/>
          <table:table-cell table:style-name="Default" table:number-columns-repeated="16376"/>
        </table:table-row>
        <table:table-row table:style-name="ro9">
          <table:table-cell table:style-name="ce46" office:value-type="string" calcext:value-type="string">
            <text:p>Due:</text:p>
          </table:table-cell>
          <table:table-cell table:style-name="ce122"/>
          <table:table-cell table:number-columns-repeated="2"/>
          <table:table-cell table:style-name="ce46" office:value-type="string" calcext:value-type="string">
            <text:p>Phone:</text:p>
          </table:table-cell>
          <table:table-cell table:style-name="ce122" table:number-columns-spanned="3" table:number-rows-spanned="1"/>
          <table:covered-table-cell table:number-columns-repeated="2" table:style-name="ce56"/>
          <table:table-cell table:style-name="Default" table:number-columns-repeated="16376"/>
        </table:table-row>
        <table:table-row table:style-name="ro9">
          <table:table-cell table:number-columns-repeated="4"/>
          <table:table-cell table:style-name="ce46" office:value-type="string" calcext:value-type="string">
            <text:p>Address:</text:p>
          </table:table-cell>
          <table:table-cell table:style-name="ce122" table:number-columns-spanned="3" table:number-rows-spanned="1"/>
          <table:covered-table-cell table:number-columns-repeated="2" table:style-name="ce56"/>
          <table:table-cell table:style-name="Default" table:number-columns-repeated="16376"/>
        </table:table-row>
        <table:table-row table:style-name="ro9">
          <table:table-cell table:number-columns-repeated="4"/>
          <table:table-cell table:style-name="ce46" office:value-type="string" calcext:value-type="string">
            <text:p>Email:</text:p>
          </table:table-cell>
          <table:table-cell table:style-name="ce122" table:number-columns-spanned="3" table:number-rows-spanned="1"/>
          <table:covered-table-cell table:number-columns-repeated="2" table:style-name="ce56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6">
          <table:table-cell table:number-columns-repeated="8"/>
          <table:table-cell table:style-name="Default" table:number-columns-repeated="16376"/>
        </table:table-row>
        <table:table-row table:style-name="ro9">
          <table:table-cell table:style-name="ce47" office:value-type="string" calcext:value-type="string">
            <text:p>#</text:p>
          </table:table-cell>
          <table:table-cell table:style-name="ce5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Default"/>
          <table:table-cell table:style-name="ce47" office:value-type="string" calcext:value-type="string">
            <text:p>Qty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Amount</text:p>
          </table:table-cell>
          <table:table-cell table:style-name="Default" table:number-columns-repeated="16376"/>
        </table:table-row>
        <table:table-row table:style-name="ro9">
          <table:table-cell table:style-name="ce48" office:value-type="float" office:value="1" calcext:value-type="float">
            <text:p>1</text:p>
          </table:table-cell>
          <table:table-cell table:style-name="ce48" table:number-columns-spanned="4" table:number-rows-spanned="1"/>
          <table:covered-table-cell table:number-columns-repeated="3" table:style-name="Default"/>
          <table:table-cell table:style-name="ce48" table:number-columns-repeated="2"/>
          <table:table-cell table:style-name="ce59" table:formula="of:=IFERROR([.G14]*[.F14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9" office:value-type="float" office:value="2" calcext:value-type="float">
            <text:p>2</text:p>
          </table:table-cell>
          <table:table-cell table:style-name="ce49" table:number-columns-spanned="4" table:number-rows-spanned="1"/>
          <table:covered-table-cell table:number-columns-repeated="3" table:style-name="Default"/>
          <table:table-cell table:style-name="ce49" table:number-columns-repeated="2"/>
          <table:table-cell table:style-name="ce60" table:formula="of:=IFERROR([.G15]*[.F15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8" office:value-type="float" office:value="3" calcext:value-type="float">
            <text:p>3</text:p>
          </table:table-cell>
          <table:table-cell table:style-name="ce48" table:number-columns-spanned="4" table:number-rows-spanned="1"/>
          <table:covered-table-cell table:number-columns-repeated="3" table:style-name="Default"/>
          <table:table-cell table:style-name="ce48" table:number-columns-repeated="2"/>
          <table:table-cell table:style-name="ce59" table:formula="of:=IFERROR([.G16]*[.F16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9" office:value-type="float" office:value="4" calcext:value-type="float">
            <text:p>4</text:p>
          </table:table-cell>
          <table:table-cell table:style-name="ce49" table:number-columns-spanned="4" table:number-rows-spanned="1"/>
          <table:covered-table-cell table:number-columns-repeated="3" table:style-name="Default"/>
          <table:table-cell table:style-name="ce49" table:number-columns-repeated="2"/>
          <table:table-cell table:style-name="ce60" table:formula="of:=IFERROR([.G17]*[.F17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8" office:value-type="float" office:value="5" calcext:value-type="float">
            <text:p>5</text:p>
          </table:table-cell>
          <table:table-cell table:style-name="ce48" table:number-columns-spanned="4" table:number-rows-spanned="1"/>
          <table:covered-table-cell table:number-columns-repeated="3" table:style-name="Default"/>
          <table:table-cell table:style-name="ce48" table:number-columns-repeated="2"/>
          <table:table-cell table:style-name="ce59" table:formula="of:=IFERROR([.G18]*[.F18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9" office:value-type="float" office:value="6" calcext:value-type="float">
            <text:p>6</text:p>
          </table:table-cell>
          <table:table-cell table:style-name="ce49" table:number-columns-spanned="4" table:number-rows-spanned="1"/>
          <table:covered-table-cell table:number-columns-repeated="3" table:style-name="Default"/>
          <table:table-cell table:style-name="ce49" table:number-columns-repeated="2"/>
          <table:table-cell table:style-name="ce60" table:formula="of:=IFERROR([.G19]*[.F19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style-name="ce48" office:value-type="float" office:value="7" calcext:value-type="float">
            <text:p>7</text:p>
          </table:table-cell>
          <table:table-cell table:style-name="ce48" table:number-columns-spanned="4" table:number-rows-spanned="1"/>
          <table:covered-table-cell table:number-columns-repeated="3" table:style-name="Default"/>
          <table:table-cell table:style-name="ce48" table:number-columns-repeated="2"/>
          <table:table-cell table:style-name="ce59" table:formula="of:=IFERROR([.G20]*[.F20];0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9">
          <table:table-cell table:number-columns-repeated="8"/>
          <table:table-cell table:style-name="Default" table:number-columns-repeated="16376"/>
        </table:table-row>
        <table:table-row table:style-name="ro9">
          <table:table-cell table:number-columns-repeated="6"/>
          <table:table-cell table:style-name="ce57" office:value-type="string" calcext:value-type="string">
            <text:p>Subtotal:</text:p>
          </table:table-cell>
          <table:table-cell table:style-name="ce61" table:formula="of:=SUM([.H14:.H20])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9">
          <table:table-cell table:number-columns-repeated="6"/>
          <table:table-cell table:style-name="ce57" office:value-type="string" calcext:value-type="string">
            <text:p>Parts/Other:</text:p>
          </table:table-cell>
          <table:table-cell table:style-name="ce61"/>
          <table:table-cell table:style-name="Default" table:number-columns-repeated="16376"/>
        </table:table-row>
        <table:table-row table:style-name="ro7">
          <table:table-cell table:number-columns-repeated="6"/>
          <table:table-cell table:style-name="ce58" office:value-type="string" calcext:value-type="string">
            <text:p>TOTAL DUE:</text:p>
          </table:table-cell>
          <table:table-cell table:style-name="ce62" table:formula="of:=[.H23]+[.H24]" office:value-type="float" office:value="0" calcext:value-type="float">
            <text:p>$0.00</text:p>
          </table:table-cell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6">
          <table:table-cell table:number-columns-repeated="8"/>
          <table:table-cell table:style-name="Default" table:number-columns-repeated="16376"/>
        </table:table-row>
        <table:table-row table:style-name="ro15">
          <table:table-cell table:style-name="ce50" office:value-type="string" calcext:value-type="string" table:number-columns-spanned="8" table:number-rows-spanned="1">
            <text:p><text:s text:c="2"/>Payment due upon completion. Accepted: Cash, Venmo, CashApp, Square. 30-day labor warranty. Thank you for choosing Pixel Patcher!</text:p>
          </table:table-cell>
          <table:covered-table-cell table:number-columns-repeated="7" table:style-name="Default"/>
          <table:table-cell table:style-name="Default" table:number-columns-repeated="16376"/>
        </table:table-row>
        <table:table-row table:style-name="ro14">
          <table:table-cell table:style-name="ce44" table:number-columns-repeated="8"/>
          <table:table-cell table:style-name="Default" table:number-columns-repeated="16376"/>
        </table:table-row>
        <table:table-row table:style-name="ro3" table:number-rows-repeated="19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</number:text>
      <number:number number:decimal-places="2" number:min-decimal-places="2" number:min-integer-digits="1" number:grouping="true"/>
    </number:number-style>
    <number:number-style style:name="N169">
      <number:number number:decimal-places="1" number:min-decimal-places="1" number:min-integer-digits="1"/>
      <number:text> mi</number:text>
    </number:number-style>
    <number:number-style style:name="N170">
      <number:text>$</number:text>
      <number:number number:decimal-places="2" number:min-decimal-places="2" number:min-integer-digits="1"/>
      <number:text>/mi</number:text>
    </number:number-style>
    <number:number-style style:name="N17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04:04:04.308321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b_20_Log" style:display-name="PageStyle_Job 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leage" style:display-name="PageStyle_Mile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enses" style:display-name="PageStyle_Expen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me" style:display-name="PageStyle_Inco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_20_Roster" style:display-name="PageStyle_Client Ro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ts_20_Tracker" style:display-name="PageStyle_Parts Tra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2-27T08:58:58</meta:creation-date>
    <dc:date>2026-02-27T04:22:12.425004117</dc:date>
    <meta:generator>LibreOffice/26.2.1.2$Linux_X86_64 LibreOffice_project/4498df292cc7b696862cd17d793f3e8fd1382c8a</meta:generator>
    <meta:editing-duration>PT18M6S</meta:editing-duration>
    <meta:editing-cycles>4</meta:editing-cycles>
    <meta:document-statistic meta:table-count="8" meta:cell-count="292" meta:object-count="12"/>
    <meta:user-defined meta:name="AppVersion">3.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<![CDATA[
' ═══════════════════════════════════════════════════════════════
' RUN ONCE TO CREATE BUTTONS:
'   Tools → Macros → Basic Macros → SetupNewEntryButtons → Run
' ═══════════════════════════════════════════════════════════════

Sub SetupNewEntryButtons()
    Dim oDoc As Object
    oDoc = ThisComponent

    Dim sheets(5) As String
    Dim macros(5) As String
    sheets(0) = "Income"        : macros(0) = "AddIncomeRow"
    sheets(1) = "Expenses"      : macros(1) = "AddExpensesRow"
    sheets(2) = "Mileage"       : macros(2) = "AddMileageRow"
    sheets(3) = "Job Log"       : macros(3) = "AddJobLogRow"
    sheets(4) = "Client Roster" : macros(4) = "AddClientRow"
    sheets(5) = "Parts Tracker" : macros(5) = "AddPartsRow"

    Dim i As Integer
    For i = 0 To 5
        AddButtonToSheet(oDoc, sheets(i), macros(i))
    Next i

    oDoc.store()
    MsgBox "+ New Entry buttons created on all 6 sheets and saved!", 64, "Pixel Patcher Setup"
End Sub

Sub AddButtonToSheet(oDoc As Object, sheetName As String, macroName As String)
    Dim oSheet As Object
    oSheet = oDoc.Sheets.getByName(sheetName)
    Dim oDP As Object
    oDP = oSheet.DrawPage

    ' Remove existing button if present
    Dim j As Integer
    For j = oDP.Count - 1 To 0 Step -1
        If oDP.getByIndex(j).Name = "ppNewEntry" Then
            oDP.remove(oDP.getByIndex(j))
        End If
    Next j

    ' Create gold rectangle shape
    Dim oShape As Object
    oShape = oDoc.createInstance("com.sun.star.drawing.RectangleShape")

    Dim aSize As New com.sun.star.awt.Size
    aSize.Width = 2800 : aSize.Height = 650

    Dim aPos As New com.sun.star.awt.Point
    aPos.X = 300 : aPos.Y = 150

    oShape.Size = aSize
    oShape.Position = aPos
    oShape.Name = "ppNewEntry"
    oDP.add(oShape)

    ' Gold fill, no border
    oShape.FillStyle = com.sun.star.drawing.FillStyle.SOLID
    oShape.FillColor = RGB(201, 160, 0)
    oShape.LineStyle = com.sun.star.drawing.LineStyle.NONE

    ' Bold black centered text
    oShape.CharColor  = RGB(0, 0, 0)
    oShape.CharWeight = com.sun.star.awt.FontWeight.BOLD
    oShape.CharHeight = 9
    oShape.TextAutoGrowHeight = False
    oShape.TextAutoGrowWidth  = False
    oShape.TextVerticalAdjust   = com.sun.star.drawing.TextVerticalAdjust.CENTER
    oShape.TextHorizontalAdjust = com.sun.star.drawing.TextHorizontalAdjust.CENTER

    Dim oText As Object
    oText = oShape.getText()
    Dim oCursor As Object
    oCursor = oText.createTextCursor()
    oCursor.gotoStart(False)
    oCursor.gotoEnd(True)
    oText.insertString(oCursor, "+ New Entry", True)

    ' Wire click → macro (requires two PropertyValue entries)
    Dim oDesc(1) As New com.sun.star.beans.PropertyValue
    oDesc(0).Name  = "EventType" : oDesc(0).Value = "Script"
    oDesc(1).Name  = "Script"
    oDesc(1).Value = "vnd.sun.star.script:Standard.Module1." & macroName & _
                     "?language=Basic&location=document"
    oShape.Events.replaceByName("OnClick", oDesc())
End Sub

' ═══════════════════════════════════════════════════════════════
' Pixel Patcher — New Entry Macros

Function GetNextRow(oSheet As Object) As Long
    Dim oCursor As Object
    oCursor = oSheet.createCursor()
    oCursor.gotoEndOfUsedArea(True)
    GetNextRow = oCursor.getRangeAddress().EndRow + 1
End Function

Sub CopyRowStyle(oSheet As Object, srcRow As Long, dstRow As Long, numCols As Integer)
    Dim i As Integer
    Dim oSrc As Object, oDst As Object
    For i = 0 To numCols - 1
        oSrc = oSheet.getCellByPosition(i, srcRow)
        oDst = oSheet.getCellByPosition(i, dstRow)
        oDst.NumberFormat  = oSrc.NumberFormat
        oDst.CellBackColor = oSrc.CellBackColor
        oDst.CharColor     = oSrc.CharColor
        oDst.CharHeight    = oSrc.CharHeight
        oDst.CharWeight    = oSrc.CharWeight
    Next i
    oSheet.getRows().getByIndex(dstRow).Height = oSheet.getRows().getByIndex(srcRow).Height
End Sub

Sub SetDateToday(oSheet As Object, row As Long)
    Dim oDoc As Object : oDoc = ThisComponent
    Dim oCell As Object : oCell = oSheet.getCellByPosition(0, row)
    Dim oFormats As Object : oFormats = oDoc.getNumberFormats()
    Dim oLocale As New com.sun.star.lang.Locale
    Dim nFmt As Long
    nFmt = oFormats.queryKey("MM/DD/YYYY", oLocale, False)
    If nFmt = -1 Then nFmt = oFormats.addNew("MM/DD/YYYY", oLocale)
    Dim serial As Long
    serial = CLng(CDate(Now())) - CLng(CDate("1899-12-30"))
    oCell.setValue(serial)
    oCell.NumberFormat = nFmt
End Sub

Sub AddIncomeRow()
    Dim oDoc As Object : oDoc = ThisComponent
    Dim oSheet As Object : oSheet = oDoc.Sheets.getByName("Income")
    Dim newRow As Long : newRow = GetNextRow(oSheet)
    CopyRowStyle(oSheet, newRow - 1, newRow, 7)
    SetDateToday(oSheet, newRow)
    oDoc.getCurrentController().gotoCell(oSheet.getCellByPosition(1, newRow))
End Sub

Sub AddExpensesRow()
    Dim oDoc As Object : oDoc = ThisComponent
    Dim oSheet As Object : oSheet = oDoc.Sheets.getByName("Expenses")
    Dim newRow As Long : newRow = GetNextRow(oSheet)
    CopyRowStyle(oSheet, newRow - 1, newRow, 7)
    SetDateToday(oSheet, newRow)
    oDoc.getCurrentController().gotoCell(oSheet.getCellByPosition(1, newRow))
End Sub

Sub AddMileageRow()
    Dim oDoc As Object : oDoc = ThisComponent
    Dim oSheet As Object : oSheet = oDoc.Sheets.getByName("Mileage")
    Dim newRow As Long : newRow = GetNextRow(oSheet)
    CopyRowStyle(oSheet, newRow - 1, newRow, 7)
    SetDateToday(oSheet, newRow)
    oSheet.getCellByPosition(5, newRow).setFormula("=E" & (newRow + 1) & "*$B$2")
    oDoc.getCurrentController().gotoCell(oSheet.getCellByPosition(1, newRow))
End Sub

Sub AddJobLogRow()
    Dim oDoc As Object : oDoc = ThisComponent
    Dim oSheet As Object : oSheet = oDoc.Sheets.getByName("Job Log")
    Dim newRow As Long : newRow = GetNextRow(oSheet)
    CopyRowStyle(oSheet, newRow - 1, newRow, 12)
    SetDateToday(oSheet, newRow)
    Dim prevNum As Long
    prevNum = oSheet.getCellByPosition(0, newRow - 1).getValue()
    If prevNum > 0 Then oSheet.getCellByPosition(0, newRow).setValue(prevNum + 1)
    oSheet.getCellByPosition(9, newRow).setString("Pending")
    oSheet.getCellByPosition(10, newRow).setFormula("=H" & (newRow+1) & "+I" & (newRow+1))
    oDoc.getCurrentController().gotoCell(oSheet.getCellByPosition(2, newRow))
End Sub

Sub AddClientRow()
    Dim oDoc As Object : oDoc = ThisComponent
    Dim oSheet As Object : oSheet = oDoc.Sheets.getByName("Client Roster")
    Dim newRow As Long : newRow = GetNextRow(oSheet)
    CopyRowStyle(oSheet, newRow - 1, newRow, 8)
    oDoc.getCurrentController().gotoCell(oSheet.getCellByPosition(0, newRow))
End Sub

Sub AddPartsRow()
    Dim oDoc As Object : oDoc = ThisComponent
    Dim oSheet As Object : oSheet = oDoc.Sheets.getByName("Parts Tracker")
    Dim newRow As Long : newRow = GetNextRow(oSheet)
    CopyRowStyle(oSheet, newRow - 1, newRow, 9)
    SetDateToday(oSheet, newRow)
    oSheet.getCellByPosition(5, newRow).setFormula("=E" & (newRow+1) & "-D" & (newRow+1))
    oSheet.getCellByPosition(6, newRow).setFormula("=IFERROR(F" & (newRow+1) & "/D" & (newRow+1) & ",0)")
    oDoc.getCurrentController().gotoCell(oSheet.getCellByPosition(1, newRow))
End Sub

]]></script:module>
</file>

<file path=Basic/Standard/script-lc.xml><?xml version="1.0" encoding="utf-8"?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library:libraries xmlns:library="http://openoffice.org/2000/library">
 <library:library library:name="Standard"
                  xlink:href="Standard/script-lc.xml"
                  xlink:type="simple"
                  library:link="false"/>
</library:libraries>
</file>